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1d827a" officeooo:paragraph-rsid="001d827a" style:font-weight-asian="bold" style:font-weight-complex="bold"/>
    </style:style>
    <style:style style:name="P3" style:family="paragraph" style:parent-style-name="Standard">
      <style:text-properties fo:font-weight="bold" officeooo:rsid="00206f84" officeooo:paragraph-rsid="00206f84"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1"><text:span text:style-name="T1">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span></text:p>
      <text:p text:style-name="P2"><text:span text:style-name="T1">A prompt code is similar to an alert. There are 2 differences however:</text:span></text:p>
      <text:p text:style-name="P2"><text:span text:style-name="T1">1) For a prompt code we need to follow a method to receive a response, so we have to declare a variable in the code. After we have to assign it with equals sign</text:span></text:p>
      <text:p text:style-name="P2"><text:span text:style-name="T1">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span></text:p>
      <text:p text:style-name="P3"><text:span text:style-name="T1">Can be written as prompt or window.prompt. <text:s/>The window.prompt is considered a formal courteous way of doing things but prompt is the practical way.</text:span></text:p>
      <text:p text:style-name="P3"><text:span text:style-name="T1"/></text:p>
      <text:p text:style-name="P3">The JavaScript if statement</text:p>
      <text:p text:style-name="P3"><text:span text:style-name="T1">Let’s suppose we have coded a prompt that asks users to provide the location where the American president presently lives. Here is the line users see on display: "Where do you live?"(implying the president..I think)</text:span></text:p>
      <text:p text:style-name="P3"><text:span text:style-name="T1">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span></text:p>
      <text:p text:style-name="P3"><text:span text:style-name="T1"><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2T17:43:55.132941137</dc:date>
    <meta:editing-duration>PT13M4S</meta:editing-duration>
    <meta:editing-cycles>1</meta:editing-cycles>
    <meta:document-statistic meta:table-count="0" meta:image-count="0" meta:object-count="0" meta:page-count="1" meta:paragraph-count="10" meta:word-count="321" meta:character-count="1801" meta:non-whitespace-character-count="1483"/>
  </office:meta>
</office:document-meta>
</file>